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omic Sans MS" fo:font-size="11pt" officeooo:rsid="00240cf6" officeooo:paragraph-rsid="00240cf6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officeooo:paragraph-rsid="00240cf6"/>
    </style:style>
    <style:style style:name="P3" style:family="paragraph" style:parent-style-name="Standard">
      <style:paragraph-properties fo:text-align="end" style:justify-single-word="false"/>
      <style:text-properties officeooo:paragraph-rsid="0029fcfd"/>
    </style:style>
    <style:style style:name="P4" style:family="paragraph" style:parent-style-name="Standard">
      <style:paragraph-properties fo:text-align="center" style:justify-single-word="false"/>
      <style:text-properties fo:font-size="16pt" officeooo:rsid="0029fcfd" officeooo:paragraph-rsid="0029fcfd" style:font-size-asian="14pt" style:font-size-complex="16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cd294"/>
    </style:style>
    <style:style style:name="P7" style:family="paragraph" style:parent-style-name="Standard">
      <style:paragraph-properties fo:text-align="justify" style:justify-single-word="false"/>
      <style:text-properties officeooo:paragraph-rsid="00223a23"/>
    </style:style>
    <style:style style:name="P8" style:family="paragraph" style:parent-style-name="Standard">
      <style:paragraph-properties fo:text-align="justify" style:justify-single-word="false"/>
      <style:text-properties officeooo:paragraph-rsid="0017e804"/>
    </style:style>
    <style:style style:name="P9" style:family="paragraph" style:parent-style-name="Standard">
      <style:paragraph-properties fo:text-align="justify" style:justify-single-word="false"/>
      <style:text-properties style:font-name="Comic Sans MS" fo:font-size="13pt" officeooo:paragraph-rsid="0017e804" style:font-size-asian="13pt" style:font-size-complex="13pt"/>
    </style:style>
    <style:style style:name="P10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omic Sans MS" fo:font-size="13pt" officeooo:rsid="00240cf6" officeooo:paragraph-rsid="0031af75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officeooo:rsid="00240cf6" officeooo:paragraph-rsid="00240cf6"/>
    </style:style>
    <style:style style:name="P12" style:family="paragraph" style:parent-style-name="Standard">
      <style:text-properties style:font-name="Comic Sans MS1" fo:font-size="12pt" officeooo:rsid="0012293e" officeooo:paragraph-rsid="00284dc5" style:font-size-asian="12pt" style:font-size-complex="12pt"/>
    </style:style>
    <style:style style:name="P13" style:family="paragraph" style:parent-style-name="Standard">
      <style:text-properties officeooo:rsid="0012293e" officeooo:paragraph-rsid="00284dc5"/>
    </style:style>
    <style:style style:name="P14" style:family="paragraph" style:parent-style-name="Standard">
      <style:paragraph-properties fo:text-align="justify" style:justify-single-word="false"/>
      <style:text-properties style:font-name="Comic Sans MS1" fo:font-size="12pt" officeooo:rsid="0017e804" officeooo:paragraph-rsid="0017e80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officeooo:rsid="0020ede1" officeooo:paragraph-rsid="0020ede1"/>
    </style:style>
    <style:style style:name="P16" style:family="paragraph" style:parent-style-name="Standard">
      <style:paragraph-properties fo:text-align="justify" style:justify-single-word="false"/>
      <style:text-properties style:font-name="Comic Sans MS1" fo:font-size="12pt" officeooo:rsid="00284dc5" officeooo:paragraph-rsid="00284dc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omic Sans MS1" fo:font-size="12pt" officeooo:rsid="0020ede1" officeooo:paragraph-rsid="0020ede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omic Sans MS1" fo:font-size="12pt" officeooo:rsid="00240cf6" officeooo:paragraph-rsid="00240cf6" style:font-size-asian="12pt" style:font-size-complex="12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Comic Sans MS1" fo:font-size="12pt" officeooo:rsid="003335c8" officeooo:paragraph-rsid="003335c8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omic Sans MS1" fo:font-size="12pt" officeooo:rsid="003335c8" officeooo:paragraph-rsid="003335c8" style:font-size-asian="12pt" style:font-size-complex="12pt"/>
    </style:style>
    <style:style style:name="P21" style:family="paragraph" style:parent-style-name="Heading_20_2">
      <style:paragraph-properties fo:text-align="justify" style:justify-single-word="false"/>
      <style:text-properties style:font-name="Comic Sans MS1" fo:font-size="12pt" officeooo:rsid="003335c8" officeooo:paragraph-rsid="003335c8" style:font-name-asian="Times New Roman1" style:font-size-asian="12pt" style:font-name-complex="Times New Roman1" style:font-size-complex="12pt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Comic Sans MS1" fo:font-size="12pt" officeooo:rsid="003335c8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Comic Sans MS1" fo:font-size="12pt" officeooo:rsid="003335c8" style:font-size-asian="12pt" style:font-size-complex="12pt"/>
    </style:style>
    <style:style style:name="P24" style:family="paragraph" style:parent-style-name="Standard">
      <style:paragraph-properties fo:text-align="end" style:justify-single-word="false" fo:break-before="page"/>
      <style:text-properties officeooo:paragraph-rsid="003335c8"/>
    </style:style>
    <style:style style:name="P25" style:family="paragraph" style:parent-style-name="Standard">
      <style:paragraph-properties fo:text-align="center" style:justify-single-word="false"/>
      <style:text-properties fo:font-size="16pt" officeooo:rsid="0029fcfd" officeooo:paragraph-rsid="003335c8" style:font-size-asian="14pt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29fcfd" officeooo:paragraph-rsid="003335c8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Comic Sans MS1" fo:font-size="12pt" officeooo:rsid="003335c8" officeooo:paragraph-rsid="0033fd7d" style:font-size-asian="12pt" style:font-size-complex="12pt"/>
    </style:style>
    <style:style style:name="P28" style:family="paragraph" style:parent-style-name="Standard">
      <style:paragraph-properties fo:margin-top="0cm" fo:margin-bottom="0.3cm" style:contextual-spacing="false" fo:text-align="justify" style:justify-single-word="false"/>
      <style:text-properties officeooo:paragraph-rsid="003335c8"/>
    </style:style>
    <style:style style:name="P29" style:family="paragraph" style:parent-style-name="Standard">
      <style:paragraph-properties fo:text-align="justify" style:justify-single-word="false"/>
      <style:text-properties officeooo:paragraph-rsid="003335c8"/>
    </style:style>
    <style:style style:name="P30" style:family="paragraph" style:parent-style-name="Standard">
      <style:paragraph-properties fo:text-align="justify" style:justify-single-word="false"/>
      <style:text-properties style:font-name="Comic Sans MS" fo:font-size="13pt" officeooo:paragraph-rsid="0033fd7d" style:font-size-asian="13pt" style:font-size-complex="13pt"/>
    </style:style>
    <style:style style:name="P31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mic Sans MS" fo:font-size="13pt" officeooo:paragraph-rsid="0033fd7d" style:font-size-asian="13pt" style:font-size-complex="13pt"/>
    </style:style>
    <style:style style:name="P32" style:family="paragraph" style:parent-style-name="Standard">
      <style:paragraph-properties fo:margin-top="0cm" fo:margin-bottom="0.3cm" style:contextual-spacing="false" fo:text-align="justify" style:justify-single-word="false"/>
      <style:text-properties officeooo:paragraph-rsid="0033fd7d"/>
    </style:style>
    <style:style style:name="P33" style:family="paragraph" style:parent-style-name="Standard">
      <style:paragraph-properties fo:text-align="justify" style:justify-single-word="false"/>
      <style:text-properties style:font-name="Comic Sans MS" fo:font-size="13pt" officeooo:rsid="0033fd7d" officeooo:paragraph-rsid="0033fd7d" style:font-size-asian="13pt" style:font-size-complex="13pt"/>
    </style:style>
    <style:style style:name="P34" style:family="paragraph" style:parent-style-name="Standard">
      <style:paragraph-properties fo:text-align="justify" style:justify-single-word="false"/>
      <style:text-properties style:font-name="Comic Sans MS" fo:font-size="13pt" officeooo:rsid="003593d7" officeooo:paragraph-rsid="003593d7" style:font-size-asian="13pt" style:font-size-complex="13pt"/>
    </style:style>
    <style:style style:name="P35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mic Sans MS" fo:font-size="13pt" officeooo:rsid="003593d7" officeooo:paragraph-rsid="003593d7" style:font-size-asian="13pt" style:font-size-complex="13pt"/>
    </style:style>
    <style:style style:name="P36" style:family="paragraph" style:parent-style-name="Text_20_body">
      <style:paragraph-properties fo:line-height="100%" fo:text-align="justify" style:justify-single-word="false"/>
      <style:text-properties officeooo:paragraph-rsid="003593d7"/>
    </style:style>
    <style:style style:name="P37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fo:font-weight="bold" officeooo:paragraph-rsid="003335c8" style:font-weight-asian="bold" style:font-weight-complex="bold"/>
    </style:style>
    <style:style style:name="P38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style:font-name="Comic Sans MS" fo:font-size="13pt" officeooo:rsid="003672a8" officeooo:paragraph-rsid="003672a8" style:font-size-asian="13pt" style:font-size-complex="13pt"/>
    </style:style>
    <style:style style:name="P39" style:family="paragraph" style:parent-style-name="Standard">
      <style:paragraph-properties fo:margin-right="0cm" fo:margin-top="0.101cm" fo:margin-bottom="0.3cm" style:contextual-spacing="false" fo:text-align="start" style:justify-single-word="false"/>
      <style:text-properties style:font-name="Comic Sans MS" fo:font-size="13pt" officeooo:rsid="003672a8" officeooo:paragraph-rsid="00383a3a" style:font-size-asian="13pt" style:font-size-complex="13pt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omic Sans MS" fo:font-size="13pt" officeooo:rsid="003672a8" officeooo:paragraph-rsid="00383a3a" style:font-size-asian="13pt" style:font-size-complex="13pt"/>
    </style:style>
    <style:style style:name="P41" style:family="paragraph" style:parent-style-name="Standard">
      <style:paragraph-properties fo:margin-top="0.101cm" fo:margin-bottom="0.3cm" style:contextual-spacing="false" fo:text-align="start" style:justify-single-word="false"/>
      <style:text-properties style:font-name="Comic Sans MS" fo:font-size="13pt" officeooo:rsid="003672a8" officeooo:paragraph-rsid="00383a3a" style:font-size-asian="13pt" style:font-size-complex="13pt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omic Sans MS" fo:font-size="13pt" officeooo:rsid="003672a8" officeooo:paragraph-rsid="003672a8" style:font-size-asian="13pt" style:font-size-complex="13pt"/>
    </style:style>
    <style:style style:name="P43" style:family="paragraph" style:parent-style-name="Standard">
      <style:paragraph-properties fo:margin-top="0.101cm" fo:margin-bottom="0.3cm" style:contextual-spacing="false" fo:text-align="start" style:justify-single-word="false"/>
      <style:text-properties style:font-name="Comic Sans MS" fo:font-size="13pt" officeooo:rsid="003672a8" officeooo:paragraph-rsid="003672a8" style:font-size-asian="13pt" style:font-size-complex="13pt"/>
    </style:style>
    <style:style style:name="P44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omic Sans MS" fo:font-size="13pt" officeooo:rsid="00240cf6" officeooo:paragraph-rsid="003672a8" style:font-size-asian="13pt" style:font-size-complex="13pt"/>
    </style:style>
    <style:style style:name="P4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omic Sans MS" fo:font-size="13pt" officeooo:rsid="00240cf6" officeooo:paragraph-rsid="003335c8" style:font-size-asian="13pt" style:font-size-complex="13pt"/>
    </style:style>
    <style:style style:name="P46" style:family="paragraph" style:parent-style-name="Text_20_body">
      <style:paragraph-properties fo:text-align="start" style:justify-single-word="false"/>
      <style:text-properties style:font-name="Comic Sans MS1" fo:font-size="12pt" officeooo:rsid="003335c8" officeooo:paragraph-rsid="003335c8" style:font-size-asian="12pt" style:font-size-complex="12pt"/>
    </style:style>
    <style:style style:name="T1" style:family="text">
      <style:text-properties style:font-name="Comic Sans MS" fo:font-size="11pt" officeooo:rsid="00240cf6" style:font-size-asian="11pt" style:font-size-complex="11pt"/>
    </style:style>
    <style:style style:name="T2" style:family="text">
      <style:text-properties style:font-name="Comic Sans MS" fo:font-size="13pt" officeooo:rsid="00240cf6" style:font-size-asian="13pt" style:font-size-complex="13pt"/>
    </style:style>
    <style:style style:name="T3" style:family="text">
      <style:text-properties style:font-name="Comic Sans MS" fo:font-size="13pt" officeooo:rsid="001cd294" style:font-size-asian="13pt" style:font-size-complex="13pt"/>
    </style:style>
    <style:style style:name="T4" style:family="text">
      <style:text-properties style:font-name="Comic Sans MS" officeooo:rsid="00240cf6"/>
    </style:style>
    <style:style style:name="T5" style:family="text">
      <style:text-properties style:font-name="Comic Sans MS"/>
    </style:style>
    <style:style style:name="T6" style:family="text">
      <style:text-properties style:font-name="Comic Sans MS" fo:font-size="13pt" style:font-size-asian="13pt" style:font-size-complex="13pt"/>
    </style:style>
    <style:style style:name="T7" style:family="text">
      <style:text-properties style:font-name="Comic Sans MS" fo:font-size="13pt" officeooo:rsid="00223a23" style:font-size-asian="13pt" style:font-size-complex="13pt"/>
    </style:style>
    <style:style style:name="T8" style:family="text">
      <style:text-properties style:font-name="Comic Sans MS" fo:font-size="13pt" officeooo:rsid="0017e804" style:font-size-asian="13pt" style:font-size-complex="13pt"/>
    </style:style>
    <style:style style:name="T9" style:family="text">
      <style:text-properties style:font-name="Comic Sans MS" fo:font-size="13pt" officeooo:rsid="0031af75" style:font-size-asian="13pt" style:font-size-complex="13pt"/>
    </style:style>
    <style:style style:name="T10" style:family="text">
      <style:text-properties style:font-name="Comic Sans MS" fo:font-size="13pt" officeooo:rsid="002ece4c" style:font-size-asian="13pt" style:font-size-complex="13pt"/>
    </style:style>
    <style:style style:name="T11" style:family="text">
      <style:text-properties style:font-name="Comic Sans MS" fo:font-size="13pt" officeooo:rsid="0029fcfd" style:font-size-asian="13pt" style:font-size-complex="13pt"/>
    </style:style>
    <style:style style:name="T12" style:family="text">
      <style:text-properties style:font-name="Comic Sans MS" fo:font-size="13pt" officeooo:rsid="001f503b" style:font-size-asian="13pt" style:font-size-complex="13pt"/>
    </style:style>
    <style:style style:name="T13" style:family="text">
      <style:text-properties officeooo:rsid="0031af75"/>
    </style:style>
    <style:style style:name="T14" style:family="text">
      <style:text-properties style:font-name="Comic Sans MS1" fo:font-size="12pt" style:font-size-asian="12pt" style:font-size-complex="12pt"/>
    </style:style>
    <style:style style:name="T15" style:family="text">
      <style:text-properties style:font-name="Comic Sans MS" fo:font-size="13pt" officeooo:rsid="003335c8" style:font-size-asian="13pt" style:font-size-complex="13pt"/>
    </style:style>
    <style:style style:name="T16" style:family="text">
      <style:text-properties officeooo:rsid="003335c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3fd7d" style:font-weight-asian="bold" style:font-weight-complex="bold"/>
    </style:style>
    <style:style style:name="T19" style:family="text">
      <style:text-properties officeooo:rsid="0033fd7d"/>
    </style:style>
    <style:style style:name="T20" style:family="text">
      <style:text-properties style:font-name="Comic Sans MS" fo:font-size="13pt" officeooo:rsid="0033fd7d" style:font-size-asian="13pt" style:font-size-complex="13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83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/></text:p>
      <text:p text:style-name="P2"><text:span text:style-name="T1"/></text:p>
      <text:p text:style-name="P3"><text:span text:style-name="T2">„</text:span><text:span text:style-name="T3">Az öröm belülről fakad!”</text:span></text:p>
      <text:p text:style-name="P4"><text:span text:style-name="T4"/></text:p>
      <text:p text:style-name="P4"><text:span text:style-name="T4">Ö</text:span><text:span text:style-name="T5">römÁramlás</text:span></text:p>
      <text:p text:style-name="P5"/>
      <text:p text:style-name="P6"><text:span text:style-name="T6"/></text:p>
      <text:p text:style-name="P7"><text:span text:style-name="T6">És, hogy mi is az az Öröm</text:span><text:span text:style-name="T7">Áraml</text:span><text:span text:style-name="T6">ás?</text:span></text:p>
      <text:p text:style-name="P5"><text:span text:style-name="T6">Sok mindenben örömünket lelhetjük az életben. </text:span><text:span text:style-name="T8">A párunkban, egy</text:span><text:span text:style-name="T6"> gyermekben, egy kutyában, egy különleges pillanatban, és sorolhatnám a végtelenségig. Ki, mikor és miben leli az örömét. </text:span><text:span text:style-name="T9">Azonban e</text:span><text:span text:style-name="T6">zek általában mulandóak. Amire én hívlak téged, hogy tapasztald meg a valódi, belső, ok nélküli örömérzést. Amikor nincs oka, nincs tárgya az örömnek, csak ott belül érzed a derűt, az örömöt, pedig nem történt veled semmi különös, sőt még az is lehet, hogy mellette kihívásaid, megoldandó feladataid, nehézségeid vannak az életben. </text:span></text:p>
      <text:p text:style-name="P8"><text:span text:style-name="T8">Amikor elindulsz, vagy tovább haladsz az önmegismerés útján, egyre inkább rálátsz magadra, a személyiségedre, hogy milyen energiákkal érkeztél ide a földre, kioldódnak a vélt vagy valós blokkjaid, </text:span><text:span text:style-name="T10">sérelmeid</text:span><text:span text:style-name="T8">. </text:span><text:span text:style-name="T2">Majd e</text:span><text:span text:style-name="T8">lkezded kintebbről szemlélni az eseményeket, önmagadat, az életedet. </text:span><text:span text:style-name="T2">Áramlásba kerülsz.</text:span><text:span text:style-name="T8"> Beletágulsz a végtelen lényedbe </text:span><text:span text:style-name="T6">…</text:span></text:p>
      <text:p text:style-name="P8"><text:span text:style-name="T8">És egyszer</text:span><text:span text:style-name="T6"> „csak úgy” megtörténik az emberrel... Amikor a jelenben tudunk lenni, kapcsolódunk a Forrással, a belső forrásunkkal, valódi önmagunkkal, akkor csak úgy… megtörténik. Valami mérhetetlen </text:span><text:span text:style-name="T11">belső béke, </text:span><text:span text:style-name="T6">nyugalom, </text:span><text:span text:style-name="T12">derű, </text:span><text:span text:style-name="T6">öröm árasztja el az embert… </text:span></text:p>
      <text:p text:style-name="P8"><text:span text:style-name="T6"/></text:p>
      <text:p text:style-name="P9"/>
      <text:p text:style-name="P10">Milyen az amikor áramlásban, örömmel éljük az életünk<text:span text:style-name="T13">et</text:span>?</text:p>
      <text:p text:style-name="P11"><text:span text:style-name="T6"/></text:p>
      <text:p text:style-name="P5"/>
      <text:p text:style-name="P5"/>
      <text:p text:style-name="P12">ÖrömÁramlás</text:p>
      <text:p text:style-name="P13"><text:a xlink:type="simple" xlink:href="http://www.oromaramlas.hu/" text:style-name="Internet_20_link" text:visited-style-name="Visited_20_Internet_20_Link"><text:span text:style-name="T14">www.oromaramlas.hu</text:span></text:a></text:p>
      <text:p text:style-name="P12"/>
      <text:p text:style-name="P12">Holisztikus segítő</text:p>
      <text:p text:style-name="P14"/>
      <text:p text:style-name="P15"><text:a xlink:type="simple" xlink:href="mailto:info@oromaramlas.hu" text:style-name="Internet_20_link" text:visited-style-name="Visited_20_Internet_20_Link"><text:span text:style-name="T14">info@oromaramlas.hu</text:span></text:a></text:p>
      <text:p text:style-name="P16">ildiko@oromaramlas.hu</text:p>
      <text:p text:style-name="P17"/>
      <text:p text:style-name="P18">oromaramlas@gmail.com</text:p>
      <text:p text:style-name="P19">Chat GPT átírta:</text:p>
      <text:p text:style-name="P20"/>
      <text:h text:style-name="P21" text:outline-level="2"><text:span text:style-name="Strong_20_Emphasis">ÖrömÁramlás</text:span></text:h>
      <text:p text:style-name="P22">És hogy mi is az ÖrömÁramlás?<text:line-break/>Sok mindenben örömünket lelhetjük az életben. A párunkban, egy gyermek mosolyában, egy kedves pillanatban, egy illatban, egy ölelésben. Ki-ki másban találja meg azt, ami megérinti.</text:p>
      <text:p text:style-name="P22">Ezek a pillanatok azonban gyakran mulandók.<text:line-break/>A hívás, amit én szeretettel nyitok meg előtted, ennél mélyebbre vezet:<text:line-break/><text:span text:style-name="Strong_20_Emphasis">a valódi, belső, ok nélküli öröm megtapasztalásához.</text:span></text:p>
      <text:p text:style-name="P23">Ahhoz az örömhöz, amely nem tárgyhoz, személyhez vagy helyzethez kötődik.<text:line-break/>Amikor nem történt semmi különös… mégis belül érzed a derűt.<text:line-break/>Még ha akadnak is kihívások, feladatok, nehézségek — ott van benned valami csendes, tiszta, megmagyarázhatatlan jóleső érzés.</text:p>
      <text:p text:style-name="P22">Ez a belső öröm akkor tud felébredni, amikor elindulsz — vagy továbbhaladsz — az önmegismerés útján. Amikor egyre inkább rálátsz önmagadra, a személyiséged mintáira, azokra az energiákra, amelyekkel érkeztél. Amikor oldódnak a terhek, legyenek akár valósak, akár vélt blokkok, múltbeli sebek vagy tudattalan mintázatok.</text:p>
      <text:p text:style-name="P22">Ahogy mélyül benned a tisztánlátás, egyszer csak kívülről kezded látni az életedet:<text:line-break/>távolabbról, tágasabban, könnyedebben.<text:line-break/>Lassan áramlásba kerülsz.<text:line-break/>És egyre inkább belelágyulsz a saját végtelen lényedbe…</text:p>
      <text:p text:style-name="P23">És egyszer csak… megtörténik.</text:p>
      <text:p text:style-name="P22">Amikor jelen vagy.<text:line-break/>Amikor kapcsolódsz a Forrással — a belső forrásoddal.<text:line-break/>Amikor összeér benned az emberi részed és a valódi Önvalód.</text:p>
      <text:p text:style-name="P23">Ekkor megérkezik valami mérhetetlen belső béke, nyugalom, derű.<text:line-break/>Egy finom, csendes öröm, amely <text:span text:style-name="Strong_20_Emphasis">csak úgy…</text:span> ott van.</text:p>
      <text:p text:style-name="P24"><text:span text:style-name="T2">„</text:span><text:span text:style-name="T3">Az öröm belülről fakad!”</text:span></text:p>
      <text:p text:style-name="P25"><text:span text:style-name="T4"/></text:p>
      <text:p text:style-name="P26"><text:span text:style-name="T4">Ö</text:span><text:span text:style-name="T5">römÁramlás</text:span></text:p>
      <text:p text:style-name="P27"><text:span text:style-name="Strong_20_Emphasis"/></text:p>
      <text:p text:style-name="P28"><text:span text:style-name="T6">És, hogy mi is az az Öröm</text:span><text:span text:style-name="T7">Áraml</text:span><text:span text:style-name="T6">ás?</text:span></text:p>
      <text:p text:style-name="P29"><text:span text:style-name="T6">Sok mindenben örömünket lelhetjük az életben. </text:span><text:span text:style-name="T8">A párunkban, egy</text:span><text:span text:style-name="T6"> gyermek </text:span><text:span text:style-name="T15">mosolyában</text:span><text:span text:style-name="T6">, egy </text:span><text:span text:style-name="T15">kedves</text:span><text:span text:style-name="T6"> pillanatban, </text:span><text:span text:style-name="T15">egy illatban, egy ölelésben...</text:span><text:span text:style-name="T6"> </text:span><text:span text:style-name="T15">Ki-ki másban találja meg azt, ami megérinti.</text:span></text:p>
      <text:p text:style-name="P28"><text:span text:style-name="T15">Ezek a pillanatok azonban gyakran</text:span><text:span text:style-name="T6"> mulandóak. </text:span></text:p>
      <text:p text:style-name="P30">Amire én hívlak téged, <text:span text:style-name="T16">ennél mélyebbre vezet: a </text:span><text:span text:style-name="T17">valódi, belső, ok nélküli </text:span><text:span text:style-name="T18">öröm megtapasztalására</text:span>. </text:p>
      <text:p text:style-name="P30">A<text:span text:style-name="T19">hhoz az örömhöz, amely nem tárgyhoz, személyhez vagy helyzethez kötődik. </text:span></text:p>
      <text:p text:style-name="P31"><text:span text:style-name="T19">Amikor nem történik semmi különös… mégis ott</text:span> belül érzed a derűt, az örömöt. <text:span text:style-name="T19">M</text:span>ég <text:span text:style-name="T19">ha akadnak is kihívások, feladatok, nehézségek – ott van benned valami csendes, mély, tiszta, megmagyarázhatatlan jóleső érzés.</text:span> </text:p>
      <text:p text:style-name="P32"><text:span text:style-name="T20">Ez a belső öröm akkor tud felébredni, amikor elindulsz – vagy továbbhaladsz – az önmegismerés útján. Amikor </text:span><text:span text:style-name="T8">egyre inkább rálátsz </text:span><text:span text:style-name="T20">ön</text:span><text:span text:style-name="T8">magadra, a személyiséged </text:span><text:span text:style-name="T20">mintáira</text:span><text:span text:style-name="T8">, </text:span><text:span text:style-name="T20">azokra az energiákra, amelyekkel érkeztél. Amikor</text:span><text:span text:style-name="T8"> oldódnak a </text:span><text:span text:style-name="T20">terhek, legyenek akár valósak, akár vélt blokkok, múltbeli sebek vagy tudattalan mintázatok.</text:span><text:span text:style-name="T8"> </text:span></text:p>
      <text:p text:style-name="P33">Ahogy mélyül benned a tisztánlátás, egyszer csak kívülről kezded látni az életedet:</text:p>
      <text:p text:style-name="P34">távolabbról, tágasabban, könnyedebben...</text:p>
      <text:p text:style-name="P34">Lassan áramlásba kerülsz...</text:p>
      <text:p text:style-name="P35">És egyre inkább beletágulsz a saját végtelen lényedbe…</text:p>
      <text:p text:style-name="P34">És egyszer csak... megtörténik.</text:p>
      <text:p text:style-name="P34">Amikor jelen vagy.</text:p>
      <text:p text:style-name="P34">Amikor kapcsolódsz a Forrással – a belső forrásoddal.</text:p>
      <text:p text:style-name="P34">Amikor összeér benned az emberi részed és a valódi Önvalód.</text:p>
      <text:p text:style-name="P34">Ekkor megérkezik valami mérhetetlen belső béke, nyugalom, derű. Egy finom, csendes öröm, amely <text:span text:style-name="T17">csak úgy</text:span><text:span text:style-name="T21">… ott van.</text:span></text:p>
      <text:p text:style-name="P34"/>
      <text:p text:style-name="P36"><text:span text:style-name="T6"/></text:p>
      <text:p text:style-name="P37"><text:span text:style-name="T2">„Milyen az amikor áramlásban, örömmel él</text:span><text:span text:style-name="T15">em</text:span><text:span text:style-name="T2"> az élet</text:span><text:span text:style-name="T15">em</text:span><text:span text:style-name="T2">?”</text:span></text:p>
      <text:p text:style-name="P38"><text:soft-page-break/>Ez a kérdés nem azért születik, hogy választ adj rá.</text:p>
      <text:p text:style-name="P39">Nem kell megfejteni, megmagyarázni, körülírni. </text:p>
      <text:p text:style-name="P40">Csak egyszerűen tedd fel <text:span text:style-name="T22">magadnak </text:span>a kérdést: </text:p>
      <text:p text:style-name="P40">„Milyen az amikor áramlásban, örömmel élem az életem?” </text:p>
      <text:p text:style-name="P41">...és <text:span text:style-name="T22">engedd,</text:span> hogy megnyisson benned valami<text:span text:style-name="T22">t.</text:span> </text:p>
      <text:p text:style-name="P42">Ez a kérdés egy kapu.</text:p>
      <text:p text:style-name="P43">Egy meghívás a könnyedségbe, a kapcsolódásba, a lehetőségekbe, a saját belső örömöd forrásához.</text:p>
      <text:p text:style-name="P42">Nem kell tudnod a választ.</text:p>
      <text:p text:style-name="P42">Elég, ha megengeded, hogy a tér megnyíljon…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á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ldikó</meta:initial-creator>
    <meta:editing-cycles>18</meta:editing-cycles>
    <meta:creation-date>2023-01-03T17:51:00</meta:creation-date>
    <dc:date>2025-12-07T01:00:26.467289300</dc:date>
    <meta:editing-duration>PT7H58M53S</meta:editing-duration>
    <meta:generator>LibreOffice/25.2.7.2$Windows_X86_64 LibreOffice_project/5cbfd1ab6520636bb5f7b99185aa69bd7456825d</meta:generator>
    <meta:document-statistic meta:table-count="0" meta:image-count="0" meta:object-count="0" meta:page-count="4" meta:paragraph-count="51" meta:word-count="668" meta:character-count="4767" meta:non-whitespace-character-count="4131"/>
    <meta:user-defined meta:name="AppVersion">15.0000</meta:user-defined>
    <meta:template xlink:type="simple" xlink:actuate="onRequest" xlink:title="Normal" xlink:href=""/>
  </office:meta>
</office:document-meta>
</file>